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lbany" svg:font-family="Albany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3" table:default-cell-style-name="Default"/>
        <table:table-row table:style-name="ro1" table:number-rows-repeated="3">
          <table:table-cell table:number-columns-repeated="3"/>
        </table:table-row>
        <table:table-row table:style-name="ro1">
          <table:table-cell table:number-columns-repeated="2"/>
          <table:table-cell>
            <draw:frame table:end-cell-address="Sheet1.F19" table:end-x="0.5224in" table:end-y="0.128in" draw:z-index="0" draw:style-name="gr1" svg:width="3.1492in" svg:height="2.7555in" svg:x="0.0398in" svg:y="0.0394in">
              <draw:object draw:notify-on-update-of-ranges="ChartFlexRange.C4:ChartFlexRange.C4 ChartFlexRange.D4:ChartFlexRange.G4 ChartFlexRange.C5:ChartFlexRange.C5 ChartFlexRange.D5:ChartFlexRange.G5 ChartFlexRange.C6:ChartFlexRange.C6 ChartFlexRange.D6:ChartFlexRange.G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</table:table>
      <table:table table:name="ChartFlexRange" table:style-name="ta1" table:print="false">
        <office:forms form:automatic-focus="false" form:apply-design-mode="false"/>
        <table:table-column table:style-name="co1" table:number-columns-repeated="7" table:default-cell-style-name="Default"/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2"/>
          <table:table-cell/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</table:table-row>
        <table:table-row table:style-name="ro1">
          <table:table-cell table:number-columns-repeated="2"/>
          <table:table-cell office:value-type="string">
            <text:p>Hamburg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number-columns-repeated="2"/>
          <table:table-cell office:value-type="string">
            <text:p>Munich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Berlin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lbany" svg:font-family="Albany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" fo:language="en" fo:country="US" style:font-name-asian="Andale Sans UI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Thorndale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5-04">05/04/2007</text:date>, <text:time>09:48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Win32 OpenOffice.org_project/680m202$Build-9115$CWS-chart2mst3</meta:generator>
    <meta:creation-date>2007-05-03T10:19:01</meta:creation-date>
    <dc:date>2007-05-04T09:48:02</dc:date>
    <dc:language>en-US</dc:language>
    <meta:editing-cycles>5</meta:editing-cycles>
    <meta:editing-duration>PT58M30S</meta:editing-duration>
    <meta:user-defined meta:name="Info 1"/>
    <meta:user-defined meta:name="Info 2"/>
    <meta:user-defined meta:name="Info 3"/>
    <meta:user-defined meta:name="Info 4"/>
    <meta:document-statistic meta:table-count="3" meta:cell-count="2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fill="solid" draw:fill-color="#d9d9d9"/>
      <style:text-properties fo:font-size="8pt" style:font-size-asian="8pt" style:font-size-complex="8pt"/>
    </style:style>
    <style:style style:name="ch3" style:family="chart">
      <style:chart-properties chart:three-dimensional="true" chart:symbol-type="none" chart:symbol-width="0.25cm" chart:symbol-height="0.25cm" chart:connect-bars="false" chart:series-source="rows" chart:sort-by-x-values="false"/>
    </style:style>
    <style:style style:name="ch4" style:family="chart" style:data-style-name="N0">
      <style:chart-properties chart:display-label="true" chart:logarithmic="false" text:line-break="false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one" chart:symbol-width="0.25cm" chart:symbol-height="0.25cm"/>
      <style:graphic-properties draw:stroke="none" draw:fill-color="#004586"/>
      <style:text-properties fo:font-size="6pt" style:font-size-asian="6pt" style:font-size-complex="6pt"/>
    </style:style>
    <style:style style:name="ch7" style:family="chart">
      <style:chart-properties chart:solid-type="cuboid"/>
      <style:graphic-properties draw:fill-color="#004586"/>
    </style:style>
    <style:style style:name="ch8" style:family="chart">
      <style:chart-properties chart:solid-type="cuboid"/>
      <style:graphic-properties draw:fill-color="#ff420e"/>
    </style:style>
    <style:style style:name="ch9" style:family="chart">
      <style:chart-properties chart:solid-type="cuboid"/>
      <style:graphic-properties draw:fill-color="#ffd320"/>
    </style:style>
    <style:style style:name="ch10" style:family="chart">
      <style:chart-properties chart:solid-type="cuboid"/>
      <style:graphic-properties draw:fill-color="#579d1c"/>
    </style:style>
    <style:style style:name="ch11" style:family="chart">
      <style:chart-properties chart:symbol-type="none" chart:symbol-width="0.25cm" chart:symbol-height="0.25cm"/>
      <style:graphic-properties draw:stroke="none" draw:fill-color="#ff420e"/>
      <style:text-properties fo:font-size="6pt" style:font-size-asian="6pt" style:font-size-complex="6pt"/>
    </style:style>
    <style:style style:name="ch12" style:family="chart">
      <style:graphic-properties draw:fill="none" draw:fill-color="#d9d9d9"/>
    </style:style>
  </office:automatic-styles>
  <office:body>
    <office:chart>
      <chart:chart svg:width="8cm" svg:height="7cm" chart:class="chart:ring" chart:style-name="ch1">
        <chart:legend chart:legend-position="end" svg:x="6.978cm" svg:y="2.55cm" chart:style-name="ch2"/>
        <chart:plot-area chart:style-name="ch3" table:cell-range-address="ChartFlexRange.C4:ChartFlexRange.G6" chart:data-source-has-labels="both" svg:x="0.16cm" svg:y="0.14cm" svg:width="6.658cm" svg:height="6.58cm" dr3d:transform="matrix (1 0 0 0 0.5 -0.866025403784439 0 0.866025403784439 0.5 0cm 0cm 0cm)" dr3d:vrp="(0 0 87591.2408759124)" dr3d:projection="perspective" dr3d:distance="4.2cm" dr3d:focal-length="8cm" dr3d:shadow-slant="0" dr3d:shade-mode="gouraud" dr3d:ambient-color="#666666" dr3d:lighting-mode="true">
          <dr3d:light dr3d:diffuse-color="#cccccc" dr3d:direction="(0.57735026918963 0.57735026918963 0.57735026918963)" dr3d:enabled="false" dr3d:specular="true"/>
          <dr3d:light dr3d:diffuse-color="#cccccc" dr3d:direction="(0.57735026918963 0.57735026918963 0.57735026918963)" dr3d:enabled="true" dr3d:specular="false"/>
          <dr3d:light dr3d:diffuse-color="#cccccc" dr3d:direction="(0 0 1)" dr3d:enabled="false" dr3d:specular="false"/>
          <dr3d:light dr3d:diffuse-color="#cccccc" dr3d:direction="(0 0 1)" dr3d:enabled="false" dr3d:specular="false"/>
          <dr3d:light dr3d:diffuse-color="#cccccc" dr3d:direction="(0 0 1)" dr3d:enabled="false" dr3d:specular="false"/>
          <dr3d:light dr3d:diffuse-color="#cccccc" dr3d:direction="(0 0 1)" dr3d:enabled="false" dr3d:specular="false"/>
          <dr3d:light dr3d:diffuse-color="#cccccc" dr3d:direction="(0 0 1)" dr3d:enabled="false" dr3d:specular="false"/>
          <dr3d:light dr3d:diffuse-color="#cccccc" dr3d:direction="(0 0 1)" dr3d:enabled="false" dr3d:specular="false"/>
          <chart:axis chart:dimension="x" chart:name="primary-x" chart:style-name="ch4">
            <chart:categories table:cell-range-address="ChartFlexRange.D4:ChartFlexRange.G4"/>
          </chart:axis>
          <chart:axis chart:dimension="y" chart:name="primary-y" chart:style-name="ch4">
            <chart:grid chart:style-name="ch5" chart:class="major"/>
          </chart:axis>
          <chart:axis chart:dimension="z" chart:name="primary-z" chart:style-name="ch4"/>
          <chart:series chart:style-name="ch6" chart:values-cell-range-address="ChartFlexRange.D5:ChartFlexRange.G5" chart:label-cell-address="ChartFlexRange.C5:ChartFlexRange.C5" chart:class="chart:circle">
            <chart:data-point chart:style-name="ch7"/>
            <chart:data-point chart:style-name="ch8"/>
            <chart:data-point chart:style-name="ch9"/>
            <chart:data-point chart:style-name="ch10"/>
          </chart:series>
          <chart:series chart:style-name="ch11" chart:values-cell-range-address="ChartFlexRange.D6:ChartFlexRange.G6" chart:label-cell-address="ChartFlexRange.C6:ChartFlexRange.C6" chart:class="chart:circle">
            <chart:data-point chart:style-name="ch7"/>
            <chart:data-point chart:style-name="ch8"/>
            <chart:data-point chart:style-name="ch9"/>
            <chart:data-point chart:style-name="ch10"/>
          </chart:series>
          <chart:wall chart:style-name="ch12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</text:p>
              </table:table-cell>
              <table:table-cell office:value-type="string">
                <text:p>B</text:p>
              </table:table-cell>
              <table:table-cell office:value-type="string">
                <text:p>C</text:p>
              </table:table-cell>
              <table:table-cell office:value-type="string">
                <text:p>D</text:p>
              </table:table-cell>
            </table:table-row>
          </table:table-header-rows>
          <table:table-rows>
            <table:table-row>
              <table:table-cell office:value-type="string">
                <text:p>Hamburg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Munich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Win32 OpenOffice.org_project/680m202$Build-9115$CWS-chart2mst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